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A" style:master-page-name="Standard">
      <style:paragraph-properties style:page-number="1"/>
    </style:style>
    <style:style style:name="P3" style:family="paragraph" style:parent-style-name="FTN">
      <style:paragraph-properties fo:margin-left="0.1598in" fo:margin-right="0in" fo:margin-top="0.0417in" fo:margin-bottom="0.0417in" style:line-height-at-least="0.1807in" fo:text-indent="-0.1598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HB">Chapter 16</text:p>
      <text:p text:style-name="HB">Execute Around With A Block</text:p>
      <text:p text:style-name="BodyNoIndent">So far we have seen how to use code blocks as iterators. Simply running through collections and creating new objects does not, however,  come close to exhausting the utility of code blocks. In this chapter we are going to look at another use for the code block, execute around, which is based on the idea that you can use code blocks like a science fiction transporter device, to magically get your code to exactly where it needs to be. We will see how execute around can help you make sure that something always happens either before or after (or both!) some stretch of code. Along the way we will use execute around to examine how you can get data into and out of your code blocks. Finally we will stumble across yet another reason why carefully chosen method names are worth their weight in gold.</text:p>
      <text:p text:style-name="BodyNoIndent">Try out types <text:span text:style-name="CD1">This is code</text:span> normal <text:note text:id="ftn1" text:note-class="footnote"><text:note-citation>1</text:note-citation><text:note-body><text:p text:style-name="FTN">this is a footnote</text:p></text:note-body></text:note> normal <text:span text:style-name="T1">this is italics</text:span> normal. </text:p>
      <text:p text:style-name="HC">Add A Little Logging</text:p>
      <text:p text:style-name="BodyNoIndent">Ask most programmers to list his <text:span text:style-name="CD1">@variable</text:span> or her <text:span text:style-name="CD1">ends_with at@</text:span> top ten most useful debugging aids and decent logging will almost certainly show up towards the top.  If, for example, we have taken to storing our documents, keyed by name, in a database, then loading and saving a document might look something like this: </text:p>
      <text:p text:style-name="CDT1">class<text:s text:c="1"/>SomeApplication<text:s text:c="1"/></text:p>
      <text:p text:style-name="CDT"/>
      <text:p text:style-name="CDT"/>
      <text:p text:style-name="CDT"><text:s text:c="2"/>#<text:s text:c="1"/>...<text:s text:c="1"/></text:p>
      <text:p text:style-name="CDT"/>
      <text:p text:style-name="CDT"/>
      <text:p text:style-name="CDT"><text:s text:c="2"/>def<text:s text:c="1"/>do_something<text:s text:c="1"/></text:p>
      <text:p text:style-name="CDT"><text:s text:c="4"/>doc<text:s text:c="1"/>=<text:s text:c="1"/>Document.load(<text:s text:c="1"/>'the_document'<text:s text:c="1"/>)<text:s text:c="1"/></text:p>
      <text:p text:style-name="CDT"/>
      <text:p text:style-name="CDT"><text:s text:c="4"/>#<text:s text:c="1"/>Do<text:s text:c="1"/>something<text:s text:c="1"/>interesting<text:s text:c="1"/>with<text:s text:c="1"/>the<text:s text:c="1"/>document.<text:s text:c="1"/></text:p>
      <text:p text:style-name="CDT"/>
      <text:p text:style-name="CDT"><text:s text:c="4"/>doc.save<text:s text:c="1"/></text:p>
      <text:p text:style-name="CDT"><text:s text:c="2"/>end<text:s text:c="1"/></text:p>
      <text:p text:style-name="CDT"/>
      <text:p text:style-name="CDTX">end</text:p>
      <text:p text:style-name="BodyNoIndent">It might look like that, except that database interactions are not always 100% successful, so we might just want  to sprinkle in some logging:</text:p>
      <text:p text:style-name="CDT1">class<text:s text:c="1"/>SomeApplication<text:s text:c="1"/></text:p>
      <text:p text:style-name="CDT"/>
      <text:p text:style-name="CDT"><text:s text:c="2"/>def<text:s text:c="1"/>initialize(<text:s text:c="1"/>logger<text:s text:c="1"/>)<text:s text:c="1"/></text:p>
      <text:p text:style-name="CDT"><text:s text:c="4"/>@logger<text:s text:c="1"/>=<text:s text:c="1"/>logger<text:s text:c="1"/></text:p>
      <text:p text:style-name="CDT"><text:s text:c="2"/>end<text:s text:c="1"/></text:p>
      <text:p text:style-name="CDT"/>
      <text:p text:style-name="CDT"><text:s text:c="2"/>def<text:s text:c="1"/>do_something<text:s text:c="1"/></text:p>
      <text:p text:style-name="CDT"><text:s text:c="4"/>@logger.debug(<text:s text:c="1"/>'Starting<text:s text:c="1"/>Document<text:s text:c="1"/>load'<text:s text:c="1"/>)<text:s text:c="1"/></text:p>
      <text:p text:style-name="CDT"><text:s text:c="4"/>doc<text:s text:c="1"/>=<text:s text:c="1"/>Document.load(<text:s text:c="1"/>'the_document'<text:s text:c="1"/>)<text:s text:c="1"/></text:p>
      <text:p text:style-name="CDT"><text:s text:c="4"/>@logger.debug(<text:s text:c="1"/>'Completed<text:s text:c="1"/>Document<text:s text:c="1"/>load'<text:s text:c="1"/>)<text:s text:c="1"/></text:p>
      <text:p text:style-name="CDT"/>
      <text:p text:style-name="CDT"><text:s text:c="4"/>#<text:s text:c="1"/>Do<text:s text:c="1"/>something<text:s text:c="1"/>interesting<text:s text:c="1"/>with<text:s text:c="1"/>the<text:s text:c="1"/>document.<text:s text:c="1"/></text:p>
      <text:p text:style-name="CDT"/>
      <text:p text:style-name="CDT"><text:s text:c="4"/>@logger.debug(<text:s text:c="1"/>'Starting<text:s text:c="1"/>Document<text:s text:c="1"/>save'<text:s text:c="1"/>)<text:s text:c="1"/></text:p>
      <text:p text:style-name="CDT"><text:s text:c="4"/>doc.save<text:s text:c="1"/></text:p>
      <text:p text:style-name="CDT"><text:s text:c="4"/>@logger.debug(<text:s text:c="1"/>'Completed<text:s text:c="1"/>Document<text:s text:c="1"/>save'<text:s text:c="1"/>)<text:s text:c="1"/></text:p>
      <text:p text:style-name="CDT"><text:s text:c="2"/>end<text:s text:c="1"/></text:p>
      <text:p text:style-name="CDT"/>
      <text:p text:style-name="CDTX">end</text:p>
      <text:p text:style-name="BodyNoIndent">Even better is an explicit log message informing us of disaster:</text:p>
      <text:p text:style-name="CDT1">class<text:s text:c="1"/>SomeApplication<text:s text:c="1"/></text:p>
      <text:p text:style-name="CDT"/>
      <text:p text:style-name="CDT"><text:s text:c="2"/>#<text:s text:c="1"/>Rest<text:s text:c="1"/>of<text:s text:c="1"/>the<text:s text:c="1"/>class<text:s text:c="1"/>omitted...<text:s text:c="1"/></text:p>
      <text:p text:style-name="CDT"/>
      <text:p text:style-name="CDT"><text:s text:c="2"/>def<text:s text:c="1"/>do_something<text:s text:c="1"/></text:p>
      <text:p text:style-name="CDT"><text:s text:c="4"/>begin<text:s text:c="1"/></text:p>
      <text:p text:style-name="CDT"><text:s text:c="6"/>@logger.debug(<text:s text:c="1"/>'Starting<text:s text:c="1"/>Document<text:s text:c="1"/>load'<text:s text:c="1"/>)<text:s text:c="1"/></text:p>
      <text:p text:style-name="CDT"><text:s text:c="6"/>@doc<text:s text:c="1"/>=<text:s text:c="1"/>Document.load(<text:s text:c="1"/>'the_document'<text:s text:c="1"/>)<text:s text:c="1"/></text:p>
      <text:p text:style-name="CDT"><text:s text:c="6"/>@logger.debug(<text:s text:c="1"/>'Completed<text:s text:c="1"/>Document<text:s text:c="1"/>load'<text:s text:c="1"/>)<text:s text:c="1"/></text:p>
      <text:p text:style-name="CDT"><text:s text:c="4"/>rescue<text:s text:c="1"/></text:p>
      <text:p text:style-name="CDT"><text:s text:c="6"/>@logger.error(<text:s text:c="1"/>'Load<text:s text:c="1"/>failed!!'<text:s text:c="1"/>)<text:s text:c="1"/></text:p>
      <text:p text:style-name="CDT"><text:s text:c="6"/>raise<text:s text:c="1"/></text:p>
      <text:p text:style-name="CDT"><text:s text:c="4"/>end<text:s text:c="1"/></text:p>
      <text:p text:style-name="CDT"/>
      <text:p text:style-name="CDT"><text:s text:c="4"/>#<text:s text:c="1"/>Do<text:s text:c="1"/>something<text:s text:c="1"/>with<text:s text:c="1"/>the<text:s text:c="1"/>document...<text:s text:c="1"/></text:p>
      <text:p text:style-name="CDT"/>
      <text:p text:style-name="CDT"><text:s text:c="4"/>begin<text:s text:c="1"/></text:p>
      <text:p text:style-name="CDT"><text:s text:c="6"/>@logger.debug(<text:s text:c="1"/>'Starting<text:s text:c="1"/>Document<text:s text:c="1"/>save'<text:s text:c="1"/>)<text:s text:c="1"/></text:p>
      <text:p text:style-name="CDT"><text:s text:c="6"/>@doc.save<text:s text:c="1"/></text:p>
      <text:p text:style-name="CDT"><text:s text:c="6"/>@logger.debug(<text:s text:c="1"/>'Completed<text:s text:c="1"/>Document<text:s text:c="1"/>save'<text:s text:c="1"/>)<text:s text:c="1"/></text:p>
      <text:p text:style-name="CDT"><text:s text:c="4"/>rescue<text:s text:c="1"/></text:p>
      <text:p text:style-name="CDT"><text:s text:c="6"/>@logger.error(<text:s text:c="1"/>'Save<text:s text:c="1"/>failed!!'<text:s text:c="1"/>)<text:s text:c="1"/></text:p>
      <text:p text:style-name="CDT"><text:s text:c="6"/>raise<text:s text:c="1"/></text:p>
      <text:p text:style-name="CDT"><text:s text:c="4"/>end<text:s text:c="1"/></text:p>
      <text:p text:style-name="CDT"><text:s text:c="2"/>end<text:s text:c="1"/></text:p>
      <text:p text:style-name="CDT"/>
      <text:p text:style-name="CDTX">end</text:p>
      <text:p text:style-name="BodyNoIndent">This last bit of code is great: Our logger gives us a pretty full account of the adventures of the document as it loads and saves and even shouts for help if something goes wrong. The only problem with this code is that it is horrible! We have managed to take a couple of simple operations – one lonely line of code to load and a similar line to save – and turned them into a nightmare that goes on for half a page. And it only gets worse from here:  Between the load and the save we are probably going to do something with the document, something that will likely rate its own logging. We might even (Gasp!) need to deal with more than one document at a time.</text:p>
      <text:p text:style-name="C1">a<text:s text:c="1"/>single<text:s text:c="1"/>line<text:s text:c="1"/>of<text:s text:c="1"/>code</text:p>
      <text:p text:style-name="BodyNoIndent">Not only is all this logging code  tedious to write, it is also hard to read, which means that we have managed to violate both ends of our 'clear and concise code' goal. </text:p>
      <text:p text:style-name="BodyNoIndent">So how can we do better? Perhaps we could write special load and save methods, methods which do the logging for us:</text:p>
      <text:p text:style-name="CDT1">class<text:s text:c="1"/>SomeApplication<text:s text:c="1"/></text:p>
      <text:p text:style-name="CDT"/>
      <text:p text:style-name="CDT"><text:s text:c="2"/>#<text:s text:c="1"/>Rest<text:s text:c="1"/>of<text:s text:c="1"/>the<text:s text:c="1"/>class<text:s text:c="1"/>omitted...<text:s text:c="1"/></text:p>
      <text:p text:style-name="CDT"/>
      <text:p text:style-name="CDT"><text:s text:c="2"/>def<text:s text:c="1"/>do_something<text:s text:c="1"/></text:p>
      <text:p text:style-name="CDT"><text:s text:c="4"/>@doc<text:s text:c="1"/>=<text:s text:c="1"/>load_with_logging(<text:s text:c="1"/>'the_document'<text:s text:c="1"/>)<text:s text:c="1"/></text:p>
      <text:p text:style-name="CDT"/>
      <text:p text:style-name="CDT"><text:s text:c="4"/>#<text:s text:c="1"/>Do<text:s text:c="1"/>something<text:s text:c="1"/>with<text:s text:c="1"/>the<text:s text:c="1"/>document...<text:s text:c="1"/></text:p>
      <text:p text:style-name="CDT"><text:s text:c="3"/></text:p>
      <text:p text:style-name="CDT"><text:s text:c="4"/>save_with_logging(<text:s text:c="1"/>@doc<text:s text:c="1"/>)<text:s text:c="1"/></text:p>
      <text:p text:style-name="CDT"><text:s text:c="2"/>end<text:s text:c="1"/></text:p>
      <text:p text:style-name="CDT"/>
      <text:p text:style-name="CDT"><text:s text:c="2"/>def<text:s text:c="1"/>load_with_logging(<text:s text:c="1"/>doc<text:s text:c="1"/>)<text:s text:c="1"/></text:p>
      <text:p text:style-name="CDT"><text:s text:c="4"/>begin<text:s text:c="1"/></text:p>
      <text:p text:style-name="CDT"><text:s text:c="6"/>@logger.debug(<text:s text:c="1"/>'Starting<text:s text:c="1"/>Document<text:s text:c="1"/>load'<text:s text:c="1"/>)<text:s text:c="1"/></text:p>
      <text:p text:style-name="CDT"><text:s text:c="6"/>doc<text:s text:c="1"/>=<text:s text:c="1"/>Document.load(<text:s text:c="1"/>doc<text:s text:c="1"/>)<text:s text:c="1"/></text:p>
      <text:p text:style-name="CDT"><text:s text:c="6"/>@logger.debug(<text:s text:c="1"/>'Completed<text:s text:c="1"/>Document<text:s text:c="1"/>load'<text:s text:c="1"/>)<text:s text:c="1"/></text:p>
      <text:p text:style-name="CDT"><text:s text:c="4"/>rescue<text:s text:c="1"/></text:p>
      <text:p text:style-name="CDT"><text:s text:c="6"/>@logger.error(<text:s text:c="1"/>'Load<text:s text:c="1"/>failed!!'<text:s text:c="1"/>)<text:s text:c="1"/></text:p>
      <text:p text:style-name="CDT"><text:s text:c="6"/>raise<text:s text:c="1"/></text:p>
      <text:p text:style-name="CDT"><text:s text:c="4"/>end<text:s text:c="1"/></text:p>
      <text:p text:style-name="CDT"><text:s text:c="4"/>doc<text:s text:c="1"/></text:p>
      <text:p text:style-name="CDT"><text:s text:c="2"/>end<text:s text:c="1"/></text:p>
      <text:p text:style-name="CDT"/>
      <text:p text:style-name="CDT"><text:s text:c="2"/>def<text:s text:c="1"/>save_with_logging(<text:s text:c="1"/>doc<text:s text:c="1"/>)<text:s text:c="1"/></text:p>
      <text:p text:style-name="CDT"><text:s text:c="4"/>begin<text:s text:c="1"/></text:p>
      <text:p text:style-name="CDT"><text:s text:c="6"/>@logger.debug(<text:s text:c="1"/>'Starting<text:s text:c="1"/>Document<text:s text:c="1"/>save'<text:s text:c="1"/>)<text:s text:c="1"/></text:p>
      <text:p text:style-name="CDT"><text:s text:c="6"/>doc.save<text:s text:c="1"/></text:p>
      <text:p text:style-name="CDT"><text:s text:c="6"/>@logger.debug(<text:s text:c="1"/>'Completed<text:s text:c="1"/>Document<text:s text:c="1"/>save'<text:s text:c="1"/>)<text:s text:c="1"/></text:p>
      <text:p text:style-name="CDT"><text:s text:c="4"/>rescue<text:s text:c="1"/></text:p>
      <text:p text:style-name="CDT"><text:s text:c="6"/>@logger.error(<text:s text:c="1"/>'Save<text:s text:c="1"/>failed!!'<text:s text:c="1"/>)<text:s text:c="1"/></text:p>
      <text:p text:style-name="CDT"><text:s text:c="6"/>raise<text:s text:c="1"/></text:p>
      <text:p text:style-name="CDT"><text:s text:c="4"/>end<text:s text:c="1"/></text:p>
      <text:p text:style-name="CDT"><text:s text:c="2"/>end<text:s text:c="1"/></text:p>
      <text:p text:style-name="CDT"/>
      <text:p text:style-name="CDTX">end</text:p>
      <text:p text:style-name="BodyNoIndent">The trouble with this approach is that we are going to need one of these special “with_logging” methods for everything we do. On top of that, each one of our “with_logging” methods is going to be repeating the logging code.</text:p>
      <text:p text:style-name="BodyNoIndent">Fortunately there is a way out: Delivering code to where it is needed is exactly the kind of thing that code blocks do so well. We can simply hide all of the logging nonsense – complete with its associated exception handling – in a method that takes a code block:</text:p>
      <text:p text:style-name="CDT1">class<text:s text:c="1"/>SomeApplication<text:s text:c="1"/></text:p>
      <text:p text:style-name="CDT"><text:s text:c="2"/>def<text:s text:c="1"/>do_something<text:s text:c="1"/></text:p>
      <text:p text:style-name="CDT"><text:s text:c="5"/>with_logging('load')<text:s text:c="1"/>{<text:s text:c="1"/>@doc<text:s text:c="1"/>=<text:s text:c="1"/>Document.load(<text:s text:c="1"/>'the_document'<text:s text:c="1"/>)<text:s text:c="1"/>}<text:s text:c="1"/></text:p>
      <text:p text:style-name="CDT"/>
      <text:p text:style-name="CDT"><text:s text:c="4"/>#<text:s text:c="1"/>Do<text:s text:c="1"/>something<text:s text:c="1"/>with<text:s text:c="1"/>the<text:s text:c="1"/>document...<text:s text:c="1"/></text:p>
      <text:p text:style-name="CDT"><text:s text:c="4"/></text:p>
      <text:p text:style-name="CDT"><text:s text:c="4"/>with_logging('save')<text:s text:c="1"/>{<text:s text:c="1"/>@doc.save<text:s text:c="1"/>}<text:s text:c="1"/></text:p>
      <text:p text:style-name="CDT"><text:s text:c="2"/>end<text:s text:c="1"/></text:p>
      <text:p text:style-name="CDT"/>
      <text:p text:style-name="CDT"><text:s text:c="2"/>#<text:s text:c="1"/>Rest<text:s text:c="1"/>of<text:s text:c="1"/>the<text:s text:c="1"/>class<text:s text:c="1"/>omitted...<text:s text:c="1"/></text:p>
      <text:p text:style-name="CDT"/>
      <text:p text:style-name="CDT"><text:s text:c="2"/>def<text:s text:c="1"/>with_logging(description)<text:s text:c="1"/></text:p>
      <text:p text:style-name="CDT"><text:s text:c="4"/>begin<text:s text:c="1"/></text:p>
      <text:p text:style-name="CDT"><text:s text:c="6"/>@logger.debug(<text:s text:c="1"/>"Starting<text:s text:c="1"/>#{description}"<text:s text:c="1"/>)<text:s text:c="1"/></text:p>
      <text:p text:style-name="CDT"><text:s text:c="6"/>yield<text:s text:c="1"/></text:p>
      <text:p text:style-name="CDT"><text:s text:c="6"/>@logger.debug(<text:s text:c="1"/>"Completed<text:s text:c="1"/>#{description}"<text:s text:c="1"/>)<text:s text:c="1"/></text:p>
      <text:p text:style-name="CDT"><text:s text:c="4"/>rescue<text:s text:c="1"/></text:p>
      <text:p text:style-name="CDT"><text:s text:c="6"/>@logger.error(<text:s text:c="1"/>"#{description}<text:s text:c="1"/>failed!!")<text:s text:c="1"/></text:p>
      <text:p text:style-name="CDT"><text:s text:c="6"/>raise<text:s text:c="1"/></text:p>
      <text:p text:style-name="CDT"><text:s text:c="4"/>end<text:s text:c="1"/></text:p>
      <text:p text:style-name="CDT"><text:s text:c="2"/>end<text:s text:c="1"/></text:p>
      <text:p text:style-name="CDTX">end</text:p>
      <text:p text:style-name="BodyNoIndent">Take a look at the do_something method above – it's almost back to its original brevity, but with logging. Even better, it's clear what the code is doing: It's loading and saving the document, with logging. In a sense, the with_logging method above is a generalization of the original load_with_logging. Like load_with_logging,  with_logging writes out a 'Starting' log statement, does the thing, and then writes out 'Completed' log statement, catching and reporting any exceptions along the way. The generalization is that the thing that with_logging does is, well anything: Since you can pass an arbitrary block into with_logging, you can have it do whatever you like, with logging:</text:p>
      <text:p text:style-name="CDT1">class<text:s text:c="1"/>SomeApplication<text:s text:c="1"/></text:p>
      <text:p text:style-name="CDT"><text:s text:c="2"/>def<text:s text:c="1"/>do_something_silly<text:s text:c="1"/></text:p>
      <text:p text:style-name="CDT"><text:s text:c="4"/>with_logging(<text:s text:c="1"/>'Compute<text:s text:c="1"/>miles<text:s text:c="1"/>in<text:s text:c="1"/>a<text:s text:c="1"/>light<text:s text:c="1"/>year'<text:s text:c="1"/>)<text:s text:c="1"/>do<text:s text:c="1"/></text:p>
      <text:p text:style-name="CDT"><text:s text:c="6"/>186000<text:s text:c="1"/>*<text:s text:c="1"/>60<text:s text:c="1"/>*<text:s text:c="1"/>60<text:s text:c="1"/>*<text:s text:c="1"/>24<text:s text:c="1"/>*<text:s text:c="1"/>365<text:s text:c="1"/></text:p>
      <text:p text:style-name="CDT"><text:s text:c="4"/>end<text:s text:c="1"/></text:p>
      <text:p text:style-name="CDT"><text:s text:c="2"/>end</text:p>
      <text:p text:style-name="CDTX">end</text:p>
      <text:p text:style-name="HC">When It Absolutely Must Happen</text:p>
      <text:p text:style-name="BodyNoIndent">This simple 'bury the details in a method that takes a block' technique goes by the name of execute around . Use execute around when you have something – like the logging in our example above – that always needs to happen before or after some operation, or when the operation fails with a exception. Instead of laboriously sprinkling intention obscuring code far and wide, you build a method that takes a code block. Inside the method you do whatever preparation needs doing – in our example it was logging the initial message. Then you call the block, and then you do any necessary follow-up work, which in our example was the second log message. You can    (and probably should) also catch any exceptions that come roaring out of the  block<text:note text:id="ftn2" text:note-class="footnote"><text:note-citation>2</text:note-citation><text:note-body><text:p text:style-name="FTN">Of course unexpected exceptions never appear in any of my code, but I understand other people do occasionally experience them.</text:p></text:note-body></text:note> and do the right thing with them. The beauty of the execute around technique stems from the beauty of code blocks: you can do anything you want in that code block, while the execute around method ensures that you are doing it in the right context. </text:p>
      <text:p text:style-name="BodyNoIndent">Now while the name 'execute around' clearly comes from the full blown idea of a method that does something before and after the block gets executed, there really is no rule that says you can't build a slightly degenerate execute around method that omits the after bit:</text:p>
      <text:p text:style-name="CDT1">def<text:s text:c="1"/>log_before(<text:s text:c="1"/>description<text:s text:c="1"/>)</text:p>
      <text:p text:style-name="CDT"><text:s text:c="2"/>logger.debug(“Starting<text:s text:c="1"/>#{description}”)</text:p>
      <text:p text:style-name="CDT"><text:s text:c="2"/>yield</text:p>
      <text:p text:style-name="CDTX">end</text:p>
      <text:p text:style-name="BodyNoIndent">Or perhaps the before part:</text:p>
      <text:p text:style-name="CDT1">def<text:s text:c="1"/>log_after(<text:s text:c="1"/>description<text:s text:c="1"/>)</text:p>
      <text:p text:style-name="CDT"><text:s text:c="2"/>yield</text:p>
      <text:p text:style-name="CDT"><text:s text:c="2"/>logger.debug(“Done<text:s text:c="1"/>#{description}”)</text:p>
      <text:p text:style-name="CDTX">end</text:p>
      <text:p text:style-name="BodyNoIndent">Execute around can also help you get your objects initialized. You could, for example, change the Document initialize method to take a block, a block that it calls with the new Document instance: </text:p>
      <text:p text:style-name="CDT1">class<text:s text:c="1"/>Document<text:s text:c="1"/></text:p>
      <text:p text:style-name="CDT"><text:s text:c="2"/>attr_accessor<text:s text:c="1"/>:title,<text:s text:c="1"/>:author,<text:s text:c="1"/>:content<text:s text:c="1"/></text:p>
      <text:p text:style-name="CDT"/>
      <text:p text:style-name="CDT"><text:s text:c="2"/>def<text:s text:c="1"/>initialize(title,<text:s text:c="1"/>author,<text:s text:c="1"/>content<text:s text:c="1"/>=<text:s text:c="1"/>'')<text:s text:c="1"/></text:p>
      <text:p text:style-name="CDT"><text:s text:c="4"/>@title<text:s text:c="1"/>=<text:s text:c="1"/>title<text:s text:c="1"/></text:p>
      <text:p text:style-name="CDT"><text:s text:c="4"/>@author<text:s text:c="1"/>=<text:s text:c="1"/>author<text:s text:c="1"/></text:p>
      <text:p text:style-name="CDT"><text:s text:c="4"/>@content<text:s text:c="1"/>=<text:s text:c="1"/>content</text:p>
      <text:p text:style-name="CDT"><text:s text:c="4"/>yield(<text:s text:c="1"/>self<text:s text:c="1"/>)<text:s text:c="1"/>if<text:s text:c="1"/>block_given?<text:s text:c="1"/></text:p>
      <text:p text:style-name="CDT"><text:s text:c="2"/>end<text:s text:c="1"/></text:p>
      <text:p text:style-name="CDT"/>
      <text:p text:style-name="CDT"><text:s text:c="2"/>#<text:s text:c="1"/>Rest<text:s text:c="1"/>of<text:s text:c="1"/>the<text:s text:c="1"/>class<text:s text:c="1"/>omitted...</text:p>
      <text:p text:style-name="CDTX">end</text:p>
      <text:p text:style-name="BodyNoIndent">Doing this allows an application that creates new documents to isolate off the code that initializes the new document in the block:</text:p>
      <text:p text:style-name="CDT1">new_doc<text:s text:c="1"/>=<text:s text:c="1"/>Document.new(<text:s text:c="1"/>'US<text:s text:c="1"/>Constitution',<text:s text:c="1"/>'Madison<text:s text:c="1"/>et<text:s text:c="1"/>el'<text:s text:c="1"/>)<text:s text:c="1"/>do<text:s text:c="1"/>|d|</text:p>
      <text:p text:style-name="CDT"><text:s text:c="2"/>d.content<text:s text:c="1"/>&lt;&lt;<text:s text:c="1"/>'We<text:s text:c="1"/>the<text:s text:c="1"/>people'</text:p>
      <text:p text:style-name="CDT"><text:s text:c="2"/>d.content<text:s text:c="1"/>&lt;&lt;<text:s text:c="1"/>'In<text:s text:c="1"/>order<text:s text:c="1"/>to<text:s text:c="1"/>form<text:s text:c="1"/>a<text:s text:c="1"/>more<text:s text:c="1"/>perfect<text:s text:c="1"/>union'</text:p>
      <text:p text:style-name="CDT"><text:s text:c="2"/>d.content<text:s text:c="1"/>&lt;&lt;<text:s text:c="1"/>'provide<text:s text:c="1"/>for<text:s text:c="1"/>the<text:s text:c="1"/>common<text:s text:c="1"/>defense'</text:p>
      <text:p text:style-name="CDTX">end</text:p>
      <text:p text:style-name="BodyNoIndent">Using execute around for initialization is generally less about making sure that things happen in a certain sequence and more about making the code readable: Here, it says, is the code that sets up the new Document instance.</text:p>
      <text:p text:style-name="HC">Dragging Your Scope Along With The Block</text:p>
      <text:p text:style-name="BodyNoIndent">A key part of doing a successful execute around method is paying attention to what goes into and what comes out of your code block. Let's start with the input side of the equation. Programmers who are still getting used to code blocks will sometimes have the urge to pass lots of arguments from their application code, through the execute around method and down into the code block. For example, you might see something like this:</text:p>
      <text:p text:style-name="CDT1">class<text:s text:c="1"/>SomeApplication<text:s text:c="1"/></text:p>
      <text:p text:style-name="CDT"/>
      <text:p text:style-name="CDT"><text:s text:c="2"/>#<text:s text:c="1"/>Rest<text:s text:c="1"/>of<text:s text:c="1"/>the<text:s text:c="1"/>class<text:s text:c="1"/>omitted...<text:s text:c="1"/></text:p>
      <text:p text:style-name="CDT"/>
      <text:p text:style-name="CDT"><text:s text:c="2"/>def<text:s text:c="1"/>do_something<text:s text:c="1"/></text:p>
      <text:p text:style-name="CDT"><text:s text:c="4"/>with_logging('load',<text:s text:c="1"/>nil)<text:s text:c="1"/>{<text:s text:c="1"/>@doc<text:s text:c="1"/>=<text:s text:c="1"/>Document.load(<text:s text:c="1"/>'a_document'<text:s text:c="1"/>)<text:s text:c="1"/>}<text:s text:c="1"/></text:p>
      <text:p text:style-name="CDT"/>
      <text:p text:style-name="CDT"><text:s text:c="4"/>#<text:s text:c="1"/>Do<text:s text:c="1"/>something<text:s text:c="1"/>with<text:s text:c="1"/>the<text:s text:c="1"/>document...<text:s text:c="1"/></text:p>
      <text:p text:style-name="CDT"><text:s text:c="4"/></text:p>
      <text:p text:style-name="CDT"><text:s text:c="4"/>with_logging('save',<text:s text:c="1"/>@doc)<text:s text:c="1"/>{<text:s text:c="1"/>|the_object|<text:s text:c="1"/>the_object.save<text:s text:c="1"/>}<text:s text:c="1"/></text:p>
      <text:p text:style-name="CDT"><text:s text:c="2"/>end<text:s text:c="1"/></text:p>
      <text:p text:style-name="CDT"/>
      <text:p text:style-name="CDT"/>
      <text:p text:style-name="CDT"><text:s text:c="2"/>def<text:s text:c="1"/>with_logging(description,<text:s text:c="1"/>the_object)<text:s text:c="1"/></text:p>
      <text:p text:style-name="CDT"><text:s text:c="4"/>begin<text:s text:c="1"/></text:p>
      <text:p text:style-name="CDT"><text:s text:c="6"/>@logger.debug(<text:s text:c="1"/>"Starting<text:s text:c="1"/>#{description}"<text:s text:c="1"/>)<text:s text:c="1"/></text:p>
      <text:p text:style-name="CDT"><text:s text:c="6"/>yield(<text:s text:c="1"/>the_object<text:s text:c="1"/>)<text:s text:c="1"/></text:p>
      <text:p text:style-name="CDT"><text:s text:c="6"/>@logger.debug(<text:s text:c="1"/>"Completed<text:s text:c="1"/>#{description}"<text:s text:c="1"/>)<text:s text:c="1"/></text:p>
      <text:p text:style-name="CDT"><text:s text:c="4"/>rescue<text:s text:c="1"/></text:p>
      <text:p text:style-name="CDT"><text:s text:c="6"/>@logger.error(<text:s text:c="1"/>"#{description}<text:s text:c="1"/>failed!!")<text:s text:c="1"/></text:p>
      <text:p text:style-name="CDT"><text:s text:c="6"/>raise<text:s text:c="1"/></text:p>
      <text:p text:style-name="CDT"><text:s text:c="4"/>end<text:s text:c="1"/></text:p>
      <text:p text:style-name="CDT"><text:s text:c="2"/>end<text:s text:c="1"/></text:p>
      <text:p text:style-name="CDT"/>
      <text:p text:style-name="CDTX">end</text:p>
      <text:p text:style-name="BodyNoIndent">While the code above works, it's more complex than it needs to be because it misses a key point about code blocks. What escapes the example above is that all of the variables that are visible just before that opening do or { are still visible inside the code block. Code blocks drag along the scope in which they were created where ever they go. In the example above, this means that    @doc object is automatically visible inside the code block – no need to pass it down as an argument. The fact is, because Ruby code blocks are closures, because they drag the scope in which they were created around with them, you should avoid using arguments to pass objects straight from your application code down into a block.</text:p>
      <text:p text:style-name="BodyNoIndent">This doesn't mean that respectable execute around methods don't take any arguments. A good rule of thumb is that the only arguments that you should pass from the application into an execute around method are arguments that the execute around method itself  – not the block –  will use. We can see this in our with_logging method: we passed in strings like 'Document load' or 'Document save' to the with_logging method, strings that are used by the method itself. </text:p>
      <text:p text:style-name="BodyNoIndent">Similarly, there is nothing wrong with the execute around method passing arguments that originate in the method itself into the block – in fact many execute around methods do exactly that. For example, imagine that you need a method that opens a database connection and does something with it and then ensures that the connection gets closed. You might come up with something like this:</text:p>
      <text:p text:style-name="CDT1">def<text:s text:c="1"/>with_database_connection(<text:s text:c="1"/>connection_info<text:s text:c="1"/>)</text:p>
      <text:p text:style-name="CDT"><text:s text:c="2"/>begin</text:p>
      <text:p text:style-name="CDT"><text:s text:c="4"/>connection<text:s text:c="1"/>=<text:s text:c="1"/>Database.new(connection_info)<text:s text:c="1"/></text:p>
      <text:p text:style-name="CDT"><text:s text:c="4"/>yield<text:s text:c="1"/>(connection)<text:s text:c="1"/></text:p>
      <text:p text:style-name="CDT"><text:s text:c="2"/>ensure</text:p>
      <text:p text:style-name="CDT"><text:s text:c="4"/>connection.close</text:p>
      <text:p text:style-name="CDT"><text:s text:c="2"/>end</text:p>
      <text:p text:style-name="CDTX">end</text:p>
      <text:p text:style-name="BodyNoIndent">Note that the with_database_connection method creates the new database connection and then passes it into the block. The key point is that it is the execute around method itself that is cooking up the database connection and sending it down into the block.</text:p>
      <text:p text:style-name="HC">Carrying The Answers Back</text:p>
      <text:p text:style-name="BodyNoIndent">The other thing that you need to consider with execute around methods is that the application might want to return something from the block. It would be reasonable, for example, to expect that our light year computing method would actually return a very large number:</text:p>
      <text:p text:style-name="CDT1"><text:s text:c="2"/>def<text:s text:c="1"/>do_something_silly<text:s text:c="1"/></text:p>
      <text:p text:style-name="CDT"><text:s text:c="4"/>with_logging(<text:s text:c="1"/>'Compute<text:s text:c="1"/>miles<text:s text:c="1"/>in<text:s text:c="1"/>a<text:s text:c="1"/>light<text:s text:c="1"/>year'<text:s text:c="1"/>)<text:s text:c="1"/>do<text:s text:c="1"/></text:p>
      <text:p text:style-name="CDT"><text:s text:c="6"/>186000<text:s text:c="1"/>*<text:s text:c="1"/>60<text:s text:c="1"/>*<text:s text:c="1"/>60<text:s text:c="1"/>*<text:s text:c="1"/>24<text:s text:c="1"/>*<text:s text:c="1"/>365<text:s text:c="1"/></text:p>
      <text:p text:style-name="CDT"><text:s text:c="4"/>end<text:s text:c="1"/></text:p>
      <text:p text:style-name="CDTX"><text:s text:c="2"/>end</text:p>
      <text:p text:style-name="BodyNoIndent">It might be reasonable, but right now it won't happen: The rub is that up to now, all of our with_logging methods have simply tossed out the return value from the block. To make the example above work we need to do something like:</text:p>
      <text:p text:style-name="CDT1"><text:s text:c="2"/>def<text:s text:c="1"/>with_logging(description)<text:s text:c="1"/></text:p>
      <text:p text:style-name="CDT"><text:s text:c="4"/>begin<text:s text:c="1"/></text:p>
      <text:p text:style-name="CDT"><text:s text:c="6"/>@logger.debug(<text:s text:c="1"/>"Starting<text:s text:c="1"/>#{description}"<text:s text:c="1"/>)<text:s text:c="1"/></text:p>
      <text:p text:style-name="CDT"><text:s text:c="6"/>return_value<text:s text:c="1"/>=<text:s text:c="1"/>yield<text:s text:c="1"/></text:p>
      <text:p text:style-name="CDT"><text:s text:c="6"/>@logger.debug(<text:s text:c="1"/>"Completed<text:s text:c="1"/>#{description}"<text:s text:c="1"/>)<text:s text:c="1"/></text:p>
      <text:p text:style-name="CDT"><text:s text:c="6"/>return_value<text:s text:c="1"/></text:p>
      <text:p text:style-name="CDT"><text:s text:c="4"/>rescue<text:s text:c="1"/></text:p>
      <text:p text:style-name="CDT"><text:s text:c="6"/>@logger.error(<text:s text:c="1"/>"#{description}<text:s text:c="1"/>failed!!")<text:s text:c="1"/></text:p>
      <text:p text:style-name="CDT"><text:s text:c="6"/>raise<text:s text:c="1"/></text:p>
      <text:p text:style-name="CDT"><text:s text:c="4"/>end<text:s text:c="1"/></text:p>
      <text:p text:style-name="CDTX"><text:s text:c="2"/>end</text:p>
      <text:p text:style-name="BodyNoIndent">The new and improved with_logging method above captures the return value from the block and returns it as its own return value.</text:p>
      <text:p text:style-name="HC">Staying Out Of Trouble</text:p>
      <text:p text:style-name="BodyNoIndent">Aside from making sure you know what arguments are going into your execute around method and making sure you deliver any return value out of it, the main way to go wrong with this technique is to forget about exceptions. In fact, exception handling is even more important with execute around than it is with iterators because execute around is all about guarantees.  With execute around, you are telling the applications of the world that if they do their thing via your method then you will see to it that something happens before their thing and something else happened after. Don't let some stray exception sully the reputation of your  method for absolutely, positively getting the job done.</text:p>
      <text:p text:style-name="BodyNoIndent">The other thing that you need to consider with execute around is the human factor: A critical difference between just using execute around  and really applying it elegantly lies in the name that you pick for your method. A good name should make sense in the context of the application code, the code that is calling the method. To get in the right frame of mind for naming your execute around method, don't think of it as naming a method so much as naming a new feature that you are adding to the Ruby language.  </text:p>
      <text:p text:style-name="BodyNoIndent">To see what I mean, imagine that we had been a little less careful in naming our logging execute around method:</text:p>
      <text:p text:style-name="CDT1">execute_between_logging_statements(<text:s text:c="1"/>"update"<text:s text:c="1"/>)<text:s text:c="1"/>do</text:p>
      <text:p text:style-name="CDT"><text:s text:c="2"/>employee.load</text:p>
      <text:p text:style-name="CDT"><text:s text:c="2"/>employee.status<text:s text:c="1"/>=<text:s text:c="1"/>:retired</text:p>
      <text:p text:style-name="CDT"><text:s text:c="2"/>employee.save</text:p>
      <text:p text:style-name="CDTX">end</text:p>
      <text:p text:style-name="BodyNoIndent">Somehow the code above just doesn't sing to you the way this does:</text:p>
      <text:p text:style-name="CDT1">with_logging(<text:s text:c="1"/>"update"<text:s text:c="1"/>)<text:s text:c="1"/>do</text:p>
      <text:p text:style-name="CDT"><text:s text:c="2"/>employee.load</text:p>
      <text:p text:style-name="CDT"><text:s text:c="2"/>employee.status<text:s text:c="1"/>=<text:s text:c="1"/>:retired</text:p>
      <text:p text:style-name="CDT"><text:s text:c="2"/>employee.save</text:p>
      <text:p text:style-name="CDTX">end</text:p>
      <text:p text:style-name="BodyNoIndent">Sure, we all know that no matter what we call it, it is just a method call. But if you blur your vision a little you can imagine that  with_logging is an actual bit of Ruby syntax, like while or if.  In fact, your imagination would not be that far off: After defining the with_logging method you now have a language that will not only let you conditionally execute code with an  if statement and repeatedly execute some code in a while loop, but which will also let you execute some code wrapped in  logging with with_logging. </text:p>
      <text:p text:style-name="HC">Executing Around The Real World</text:p>
      <text:p text:style-name="BodyNoIndent">If the  open_database example of a few pages ago seems strangely familiar, it should: I modeled it on the very familiar File.open method that comes with Ruby.</text:p>
      <text:p text:style-name="CDT1">File.open('/etc/passwd')<text:s text:c="1"/>do<text:s text:c="1"/>|f|</text:p>
      <text:p text:style-name="CDT"><text:s text:c="2"/>#<text:s text:c="1"/>Begin<text:s text:c="1"/>cracking<text:s text:c="1"/>the<text:s text:c="1"/>passwords<text:s text:c="1"/>on<text:s text:c="1"/>Russ'<text:s text:c="1"/>computer...</text:p>
      <text:p text:style-name="CDT">end</text:p>
      <text:p text:style-name="CDT"/>
      <text:p text:style-name="CDTX">#<text:s text:c="1"/>The<text:s text:c="1"/>password<text:s text:c="1"/>file<text:s text:c="1"/>is<text:s text:c="1"/>guaranteed<text:s text:c="1"/>to<text:s text:c="1"/>be<text:s text:c="1"/>closed<text:s text:c="1"/>here.</text:p>
      <text:p text:style-name="BodyNoIndent">It's also easy to find execute around used to initialize objects. Part of building a Ruby gem, for example, is creating a Gem::Specification instance, which describes your new gem in excruciating detail. Here's Rake in the process of filling in its specification:</text:p>
      <text:p text:style-name="CDT1">SPEC<text:s text:c="1"/>=<text:s text:c="1"/>Gem::Specification.new<text:s text:c="1"/>do<text:s text:c="1"/>|s|<text:s text:c="1"/></text:p>
      <text:p text:style-name="CDT"/>
      <text:p text:style-name="CDT"><text:s text:c="2"/>####<text:s text:c="1"/>Basic<text:s text:c="1"/>information.<text:s text:c="1"/></text:p>
      <text:p text:style-name="CDT"/>
      <text:p text:style-name="CDT"><text:s text:c="2"/>s.name<text:s text:c="1"/>=<text:s text:c="1"/>'rake'<text:s text:c="1"/></text:p>
      <text:p text:style-name="CDT"><text:s text:c="2"/>s.version<text:s text:c="1"/>=<text:s text:c="1"/>$package_version<text:s text:c="1"/></text:p>
      <text:p text:style-name="CDT"><text:s text:c="2"/>s.summary<text:s text:c="1"/>=<text:s text:c="1"/>"Ruby<text:s text:c="1"/>based<text:s text:c="1"/>make-like<text:s text:c="1"/>utility."<text:s text:c="1"/></text:p>
      <text:p text:style-name="CDT"><text:s text:c="2"/>s.description<text:s text:c="1"/>=<text:s text:c="1"/>&lt;&lt;-EOF<text:s text:c="1"/></text:p>
      <text:p text:style-name="CDT"><text:s text:c="4"/>Rake<text:s text:c="1"/>is<text:s text:c="1"/>a<text:s text:c="1"/>Make-like<text:s text:c="1"/>program<text:s text:c="1"/>implemented<text:s text:c="1"/>in<text:s text:c="1"/>Ruby.<text:s text:c="1"/>Tasks<text:s text:c="1"/></text:p>
      <text:p text:style-name="CDT"><text:s text:c="4"/>and<text:s text:c="1"/>dependencies<text:s text:c="1"/>are<text:s text:c="1"/>specified<text:s text:c="1"/>in<text:s text:c="1"/>standard<text:s text:c="1"/>Ruby<text:s text:c="1"/>syntax.<text:s text:c="1"/></text:p>
      <text:p text:style-name="CDT"><text:s text:c="2"/>EOF<text:s text:c="1"/></text:p>
      <text:p text:style-name="CDT"/>
      <text:p text:style-name="CDT"><text:s text:c="2"/>#<text:s text:c="1"/>Lots<text:s text:c="1"/>and<text:s text:c="1"/>lots<text:s text:c="1"/>omitted!</text:p>
      <text:p text:style-name="CDTX">end</text:p>
      <text:p text:style-name="BodyNoIndent">By letting you put all the initialization code in the block, the  Gem::Specification initialize method is helping you make your code a bit easier to read: This is code block as a literary device!</text:p>
      <text:p text:style-name="BodyNoIndent">You can find another real world example of execute around in the ActiveRecord say_with_time method.  Here is say_with_time along with its buddy, say:</text:p>
      <text:p text:style-name="CDT1">class<text:s text:c="1"/>Migration</text:p>
      <text:p text:style-name="CDT"><text:s text:c="2"/>#<text:s text:c="1"/>Most<text:s text:c="1"/>of<text:s text:c="1"/>the<text:s text:c="1"/>class<text:s text:c="1"/>omitted...</text:p>
      <text:p text:style-name="CDT"/>
      <text:p text:style-name="CDT"><text:s text:c="2"/>def<text:s text:c="1"/>say(message,<text:s text:c="1"/>subitem=false)<text:s text:c="1"/></text:p>
      <text:p text:style-name="CDT"><text:s text:c="4"/>write<text:s text:c="1"/>"#{subitem<text:s text:c="1"/>?<text:s text:c="1"/>"<text:s text:c="3"/>-&gt;"<text:s text:c="1"/>:<text:s text:c="1"/>"--"}<text:s text:c="1"/>#{message}"<text:s text:c="1"/></text:p>
      <text:p text:style-name="CDT"><text:s text:c="2"/>end<text:s text:c="1"/></text:p>
      <text:p text:style-name="CDT"/>
      <text:p text:style-name="CDT"><text:s text:c="2"/>def<text:s text:c="1"/>say_with_time(message)<text:s text:c="1"/></text:p>
      <text:p text:style-name="CDT"><text:s text:c="4"/>say(message)<text:s text:c="1"/></text:p>
      <text:p text:style-name="CDT"><text:s text:c="6"/>result<text:s text:c="1"/>=<text:s text:c="1"/>nil<text:s text:c="1"/></text:p>
      <text:p text:style-name="CDT"><text:s text:c="4"/>time<text:s text:c="1"/>=<text:s text:c="1"/>Benchmark.measure<text:s text:c="1"/>{<text:s text:c="1"/>result<text:s text:c="1"/>=<text:s text:c="1"/>yield<text:s text:c="1"/>}<text:s text:c="1"/></text:p>
      <text:p text:style-name="CDT"><text:s text:c="4"/>say<text:s text:c="1"/>"%.4fs"<text:s text:c="1"/>%<text:s text:c="1"/>time.real,<text:s text:c="1"/>:subitem<text:s text:c="1"/></text:p>
      <text:p text:style-name="CDT"><text:s text:c="4"/>say("#{result}<text:s text:c="1"/>rows",<text:s text:c="1"/>:subitem)<text:s text:c="1"/>if<text:s text:c="1"/>result.is_a?(Integer)<text:s text:c="1"/></text:p>
      <text:p text:style-name="CDT"><text:s text:c="4"/>result<text:s text:c="1"/></text:p>
      <text:p text:style-name="CDT"><text:s text:c="2"/>end</text:p>
      <text:p text:style-name="CDTX">end<text:s text:c="1"/></text:p>
      <text:p text:style-name="BodyNoIndent">As you can see from the code above, the say_with_time method takes a string argument as well as a block. When you call  say_with_time it executes the block and then prints your message along with the amount of time that it took to execute the block. </text:p>
      <text:p text:style-name="BodyNoIndent">Finally, since we have spent so much time in this chapter talking about using execute around to add logging to your code, we should probably also give equal time to the ActiveRecord silence method, which turns logging off<text:note text:id="ftn3" text:note-class="footnote"><text:note-citation>3</text:note-citation><text:note-body><text:p text:style-name="FTN">Well technically silence turns the logging level up (or is it down?) to ERROR.</text:p></text:note-body></text:note> for the duration of a code block.</text:p>
      <text:p text:style-name="HC">Wrapping Up</text:p>
      <text:p text:style-name="BodyNoIndent">In this chapter we have looked at the execute around technique, which can help you cope with the times when you have some code that frequently needs to come before or after some other code – or both. Execute around suggests that you build a method that takes a block; inside of that method you execute whatever code needs executing before and after you call the block. Creating an execute around method is really pretty simple, but, like any method that you build you do need to pay attention to get the maximum mileage. Name your execute around method carefully – keeping in mind how the method will be used – and pay particular attention to the arguments, both those that go into the method and those that pass between the method and the bl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A" style:family="paragraph" style:parent-style-name="Standard">
      <style:paragraph-properties fo:margin-top="0in" fo:margin-bottom="0.1665in"/>
      <style:text-properties fo:font-size="24pt" fo:font-weight="bold" style:font-size-asian="24pt" style:font-weight-asian="bold"/>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paragraph-properties fo:margin-top="0in" fo:margin-bottom="0.1665in"/>
      <style:text-properties fo:font-size="18pt" fo:font-weight="bold" style:font-size-asian="18pt" style:font-weight-asian="bold"/>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FT" style:family="paragraph" style:parent-style-name="Standard">
      <style:paragraph-properties fo:margin-top="0in" fo:margin-bottom="0.0835in" fo:line-height="0.1945in"/>
    </style:style>
    <style:style style:name="BL" style:family="paragraph" style:parent-style-name="FT">
      <style:paragraph-properties fo:margin-left="0.5in" fo:margin-right="0in" fo:text-indent="-0.5in" style:auto-text-indent="false">
        <style:tab-stops>
          <style:tab-stop style:position="0.1665in"/>
          <style:tab-stop style:position="0.5in"/>
          <style:tab-stop style:position="0.8335in"/>
          <style:tab-stop style:position="1.1665in"/>
          <style:tab-stop style:position="1.5in"/>
          <style:tab-stop style:position="1.8335in"/>
        </style:tab-stops>
      </style:paragraph-properties>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FT">
      <style:paragraph-properties fo:margin-top="0in" fo:margin-bottom="0.166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FT">
      <style:paragraph-properties fo:margin-left="0.139in" fo:margin-right="0in" fo:text-indent="0in" style:auto-text-indent="false"/>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NL" style:family="paragraph" style:parent-style-name="BL"/>
    <style:style style:name="ETNL" style:family="paragraph" style:parent-style-name="NL"/>
    <style:style style:name="EX" style:family="paragraph" style:parent-style-name="ETNL"/>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ETNL"/>
    <style:style style:name="ET" style:family="paragraph" style:parent-style-name="ETNL"/>
    <style:style style:name="EL" style:family="paragraph" style:parent-style-name="ETNL"/>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FT">
      <style:text-properties fo:font-style="italic" style:font-style-asian="italic"/>
    </style:style>
    <style:style style:name="NCP" style:family="paragraph" style:parent-style-name="Standard">
      <style:paragraph-properties fo:margin-left="0.5in" fo:margin-right="1in" fo:text-indent="0in" style:auto-text-indent="false">
        <style:tab-stops>
          <style:tab-stop style:position="1.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25in" fo:margin-right="0.25in" fo:margin-top="0in" fo:margin-bottom="0.0835in" fo:line-height="150%" fo:text-indent="0in" style:auto-text-indent="false" fo:background-color="#d9d9d9">
        <style:background-image/>
      </style:paragraph-properties>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FT">
      <style:text-properties fo:font-weight="bold" style:font-weight-asian="bold"/>
    </style:style>
    <style:style style:name="FTN" style:family="paragraph" style:parent-style-name="FT">
      <style:paragraph-properties fo:text-align="center" style:justify-single-word="false"/>
      <style:text-properties fo:font-style="italic" style:font-style-asian="italic"/>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FT">
      <style:paragraph-properties fo:margin-top="0.0835in" fo:margin-bottom="0.25in" fo:padding-left="0in" fo:padding-right="0in" fo:padding-top="0.0138in" fo:padding-bottom="0in" fo:border-left="none" fo:border-right="none" fo:border-top="0.0071in solid #000000" fo:border-bottom="none"/>
      <style:text-properties fo:font-size="16pt" fo:font-weight="bold" style:font-size-asian="16pt" style:font-weight-asian="bold"/>
    </style:style>
    <style:style style:name="HD" style:family="paragraph" style:parent-style-name="Standard" style:next-style-name="FT">
      <style:paragraph-properties fo:margin-top="0in" fo:margin-bottom="0.1665in"/>
      <style:text-properties fo:font-size="14pt" fo:font-weight="bold" style:font-size-asian="14pt" style:font-weight-asian="bold"/>
    </style:style>
    <style:style style:name="HE" style:family="paragraph" style:parent-style-name="Standard" style:next-style-name="FT">
      <style:paragraph-properties fo:margin-top="0in" fo:margin-bottom="0.0835in"/>
      <style:text-properties fo:font-weight="bold" style:font-weight-asian="bold"/>
    </style:style>
    <style:style style:name="HF" style:family="paragraph" style:parent-style-name="Standard" style:next-style-name="FT">
      <style:paragraph-properties fo:margin-top="0in" fo:margin-bottom="0.0835in"/>
      <style:text-properties fo:font-style="italic" fo:font-weight="bold" style:font-style-asian="italic"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5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5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5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C2" style:family="paragraph">
      <style:paragraph-properties fo:margin-top="0in" fo:margin-bottom="0.0835in"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none" style:country-asian="none" style:font-name-complex="Times New Roman" style:font-size-complex="10pt" style:language-complex="ar" style:country-complex="SA"/>
    </style:style>
    <style:style style:name="LC2" style:family="paragraph" style:parent-style-name="C2">
      <style:paragraph-properties fo:margin-left="0.0835in" fo:margin-right="0in" fo:text-indent="0in" style:auto-text-indent="false"/>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FT">
      <style:text-properties fo:font-weight="bold"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CX" style:family="paragraph" style:parent-style-name="C2" style:next-style-name="FT">
      <style:paragraph-properties fo:margin-top="0in" fo:margin-bottom="0.1665in"/>
    </style:style>
    <style:style style:name="LCX" style:family="paragraph" style:parent-style-name="CX" style:next-style-name="FT">
      <style:paragraph-properties fo:margin-left="0.0835in" fo:margin-right="0in" fo:text-indent="0in" style:auto-text-indent="false"/>
    </style:style>
    <style:style style:name="LX" style:family="paragraph" style:parent-style-name="LCX" style:next-style-name="FT"/>
    <style:style style:name="UC" style:family="paragraph" style:parent-style-name="FT">
      <style:paragraph-properties fo:margin-left="0.25in" fo:margin-right="0in" fo:text-indent="0in" style:auto-text-indent="false"/>
      <style:text-properties fo:font-weight="bold" style:font-weight-asian="bold"/>
    </style:style>
    <style:style style:name="MH" style:family="paragraph" style:parent-style-name="UC"/>
    <style:style style:name="MN" style:family="paragraph" style:parent-style-name="FT"/>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FT"/>
    <style:style style:name="PD" style:family="paragraph">
      <style:paragraph-properties fo:margin-top="0in" fo:margin-bottom="0.0835in" fo:orphans="2" fo:widows="2"/>
      <style:text-properties fo:color="#993366" style:font-name="Courier" fo:font-size="11pt" fo:language="en" fo:country="US" fo:font-style="italic" fo:font-weight="bold" style:font-name-asian="Arial" style:font-size-asian="11pt" style:language-asian="none" style:country-asian="none" style:font-style-asian="italic" style:font-weight-asian="bold" style:font-name-complex="Times New Roman" style:font-size-complex="10pt" style:language-complex="ar" style:country-complex="SA"/>
    </style:style>
    <style:style style:name="PN" style:family="paragraph" style:parent-style-name="FT">
      <style:text-properties fo:font-size="30pt" style:font-size-asian="30pt"/>
    </style:style>
    <style:style style:name="PT" style:family="paragraph" style:parent-style-name="FT">
      <style:text-properties fo:font-size="30pt" style:font-size-asian="30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3335in" fo:margin-right="0.3335in" fo:margin-top="0in" fo:margin-bottom="0.0835in" fo:line-height="150%" fo:text-indent="0in" style:auto-text-indent="false"/>
    </style:style>
    <style:style style:name="SBX" style:family="paragraph" style:parent-style-name="SB" style:next-style-name="FT">
      <style:paragraph-properties fo:padding-left="0in" fo:padding-right="0in" fo:padding-top="0in" fo:padding-bottom="0.0138in" fo:border-left="none" fo:border-right="none" fo:border-top="none" fo:border-bottom="0.0071in solid #000000"/>
    </style:style>
    <style:style style:name="SH" style:family="paragraph" style:parent-style-name="Standard">
      <style:paragraph-properties fo:margin-left="0.3335in" fo:margin-right="0.3335in" fo:margin-top="0in" fo:margin-bottom="0.0835in" fo:line-height="150%" fo:text-align="center" style:justify-single-word="false" fo:text-indent="0in" style:auto-text-indent="false" fo:padding-left="0in" fo:padding-right="0in" fo:padding-top="0.0138in" fo:padding-bottom="0in" fo:border-left="none" fo:border-right="none" fo:border-top="0.0071in solid #000000" fo:border-bottom="none"/>
      <style:text-properties fo:font-weight="bold" style:font-weight-asian="bold"/>
    </style:style>
    <style:style style:name="TB" style:family="paragraph" style:parent-style-name="FT"/>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6598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LH"/>
    <style:style style:name="TS" style:family="paragraph" style:parent-style-name="TB">
      <style:paragraph-properties fo:padding-left="0in" fo:padding-right="0in" fo:padding-top="0in" fo:padding-bottom="0.0138in" fo:border-left="none" fo:border-right="none" fo:border-top="none" fo:border-bottom="0.0071in solid #000000">
        <style:tab-stops>
          <style:tab-stop style:position="2.05in"/>
          <style:tab-stop style:position="4.1in"/>
          <style:tab-stop style:position="6.15in"/>
        </style:tab-stops>
      </style:paragraph-properties>
      <style:text-properties fo:font-style="italic" style:font-style-asian="italic"/>
    </style:style>
    <style:style style:name="NoteH" style:family="paragraph" style:parent-style-name="NO" style:next-style-name="NO">
      <style:paragraph-properties fo:margin-top="0.0693in" fo:margin-bottom="0.0417in">
        <style:tab-stops>
          <style:tab-stop style:position="1.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1.0799in"/>
          <style:tab-stop style:position="1.3in"/>
          <style:tab-stop style:position="1.3799in"/>
          <style:tab-stop style:position="1.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L" style:family="paragraph" style:parent-style-name="FT">
      <style:paragraph-properties fo:margin-left="0.25in" fo:margin-right="0in" fo:text-indent="0in" style:auto-text-indent="false"/>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next-style-name="FT">
      <style:paragraph-properties fo:margin-top="0in" fo:margin-bottom="0.1665in" fo:line-height="150%"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none" style:country-asian="none" style:font-name-complex="Times New Roman" style:font-size-complex="10pt" style:language-complex="ar" style:country-complex="SA"/>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ize="12pt" fo:font-style="normal" style:font-size-asian="12pt"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agraph-properties fo:margin-top="0in" fo:margin-bottom="0.0835in" fo:line-height="150%" fo:orphans="2" fo:widows="2" fo:padding-left="0.0555in" fo:padding-right="0.0555in" fo:padding-top="0.0138in" fo:padding-bottom="0.0138in" fo:border="0.0071in solid #000000"/>
      <style:text-properties fo:color="#ff0000" style:font-name="Verdana" fo:font-size="11pt" fo:language="en" fo:country="US" fo:font-weight="bold" style:font-name-asian="Arial" style:font-size-asian="11pt" style:language-asian="none" style:country-asian="none" style:font-weight-asian="bold" style:font-name-complex="Times New Roman" style:font-size-complex="10pt" style:language-complex="ar" style:country-complex="SA"/>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1.0799in"/>
          <style:tab-stop style:position="1.3in"/>
          <style:tab-stop style:position="1.3799in"/>
          <style:tab-stop style:position="1.6in"/>
          <style:tab-stop style:position="1.75in"/>
        </style:tab-stops>
      </style:paragraph-properties>
    </style:style>
    <style:style style:name="WA" style:family="paragraph" style:parent-style-name="NO">
      <style:paragraph-properties fo:background-color="#ffff99">
        <style:background-image/>
      </style:paragraph-properties>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FT">
      <style:paragraph-properties fo:margin-left="0in" fo:margin-right="0in" fo:text-indent="0.3335in" style:auto-text-indent="false"/>
    </style:style>
    <style:style style:name="TI" style:family="paragraph" style:parent-style-name="NO">
      <style:paragraph-properties fo:background-color="#ccffff">
        <style:background-image/>
      </style:paragraph-properties>
    </style:style>
    <style:style style:name="TIX" style:family="paragraph" style:parent-style-name="TI" style:next-style-name="FT"/>
    <style:style style:name="WAX" style:family="paragraph" style:parent-style-name="WA" style:next-style-name="FT"/>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Standard">
      <style:paragraph-properties fo:margin-left="0.0835in" fo:margin-right="0in" fo:text-indent="0in" style:auto-text-indent="false"/>
    </style:style>
    <style:style style:name="PTTOC" style:family="paragraph" style:parent-style-name="Standard">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NoIndent" style:next-style-name="BodyNoIndent">
      <style:text-properties fo:font-weight="bold" style:font-weight-asian="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X" style:family="paragraph" style:parent-style-name="BX" style:next-style-name="FT"/>
    <style:style style:name="CA" style:family="paragraph" style:parent-style-name="NO">
      <style:paragraph-properties fo:background-color="#cc99ff">
        <style:background-image/>
      </style:paragraph-properties>
    </style:style>
    <style:style style:name="LC1" style:family="paragraph" style:parent-style-name="C1">
      <style:paragraph-properties fo:margin-left="0.0835in" fo:margin-right="0in" fo:text-indent="0in" style:auto-text-indent="false"/>
    </style:style>
    <style:style style:name="CAX" style:family="paragraph" style:parent-style-name="CA" style:next-style-name="FT"/>
    <style:style style:name="UX" style:family="paragraph" style:parent-style-name="UL" style:next-style-name="FT">
      <style:paragraph-properties fo:margin-top="0in" fo:margin-bottom="0.1665in"/>
    </style:style>
    <style:style style:name="TC" style:family="paragraph" style:parent-style-name="FT">
      <style:paragraph-properties fo:padding-left="0in" fo:padding-right="0in" fo:padding-top="0in" fo:padding-bottom="0.0138in" fo:border-left="none" fo:border-right="none" fo:border-top="none" fo:border-bottom="0.0071in solid #000000"/>
      <style:text-properties fo:font-weight="bold" style:font-weight-asian="bold"/>
    </style:style>
    <style:style style:name="TX" style:family="paragraph" style:parent-style-name="FT">
      <style:paragraph-properties fo:margin-top="0in" fo:margin-bottom="0.1665in"/>
    </style:style>
    <style:style style:name="TR" style:family="paragraph" style:parent-style-name="TB">
      <style:paragraph-properties fo:background-color="#d8d8d8">
        <style:tab-stops>
          <style:tab-stop style:position="2.05in"/>
          <style:tab-stop style:position="4.1in"/>
          <style:tab-stop style:position="6.15in"/>
        </style:tab-stops>
        <style:background-image/>
      </style:paragraph-properties>
    </style:style>
    <style:style style:name="TRX" style:family="paragraph" style:parent-style-name="TX" style:next-style-name="FT">
      <style:paragraph-properties fo:background-color="#d8d8d8">
        <style:tab-stops>
          <style:tab-stop style:position="2.05in"/>
          <style:tab-stop style:position="4.1in"/>
          <style:tab-stop style:position="6.15in"/>
        </style:tab-stops>
        <style:background-image/>
      </style:paragraph-properties>
    </style:style>
    <style:style style:name="M01" style:family="paragraph" style:parent-style-name="FT"/>
    <style:style style:name="M02" style:family="paragraph" style:parent-style-name="FT"/>
    <style:style style:name="M03" style:family="paragraph" style:parent-style-name="FT"/>
    <style:style style:name="M04" style:family="paragraph" style:parent-style-name="FT"/>
    <style:style style:name="M05" style:family="paragraph" style:parent-style-name="FT"/>
    <style:style style:name="M06" style:family="paragraph" style:parent-style-name="FT"/>
    <style:style style:name="M07" style:family="paragraph" style:parent-style-name="FT"/>
    <style:style style:name="M08" style:family="paragraph" style:parent-style-name="FT"/>
    <style:style style:name="M09" style:family="paragraph" style:parent-style-name="FT"/>
    <style:style style:name="M10" style:family="paragraph" style:parent-style-name="FT"/>
    <style:style style:name="M11" style:family="paragraph" style:parent-style-name="FT"/>
    <style:style style:name="M12" style:family="paragraph" style:parent-style-name="FT"/>
    <style:style style:name="M13" style:family="paragraph" style:parent-style-name="FT"/>
    <style:style style:name="M14" style:family="paragraph" style:parent-style-name="FT"/>
    <style:style style:name="M15" style:family="paragraph" style:parent-style-name="FT"/>
    <style:style style:name="CLT" style:family="paragraph" style:parent-style-name="Standard">
      <style:paragraph-properties fo:margin-left="0.1665in" fo:margin-right="0.1665in" fo:margin-top="0in" fo:margin-bottom="0.0835in" fo:text-indent="0in" style:auto-text-indent="false"/>
      <style:text-properties fo:font-weight="bold" style:font-weight-asian="bold"/>
    </style:style>
    <style:style style:name="ETNX" style:family="paragraph" style:parent-style-name="ETNL"/>
    <style:style style:name="ENL" style:family="paragraph" style:parent-style-name="ETNL"/>
    <style:style style:name="ENX" style:family="paragraph" style:parent-style-name="ETNL"/>
    <style:style style:name="Balloon_20_Text" style:display-name="Balloon Text" style:family="paragraph" style:parent-style-name="Standard">
      <style:text-properties style:font-name="Tahoma" fo:font-size="8pt" style:font-size-asian="8pt" style:font-name-complex="Tahoma" style:font-size-complex="8pt"/>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Default_20_Paragraph_20_Font" style:display-name="Default Paragraph Font" style:family="text"/>
    <style:style style:name="WW8Num5z0" style:family="text">
      <style:text-properties style:font-name="Times New Roman" fo:font-style="normal" fo:font-weight="bold" style:font-style-asian="normal" style:font-weight-asian="bold"/>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63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WW-Default_20_Paragraph_20_Font" style:display-name="WW-Default Paragraph Font" style:family="text"/>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Footnote_20_Symbol" style:display-name="Footnote Symbol"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text-properties style:font-name="Symbol"/>
      </text:list-level-style-bullet>
      <text:list-level-style-bullet text:level="2" text:style-name="WW8Num1z0" style:num-suffix="." text:bullet-char="">
        <style:list-level-properties text:space-before="0.5in" text:min-label-width="0.25in"/>
        <style:text-properties style:font-name="Symbol"/>
      </text:list-level-style-bullet>
      <text:list-level-style-bullet text:level="3" text:style-name="WW8Num1z2" style:num-suffix="." text:bullet-char="o">
        <style:list-level-properties text:space-before="1in" text:min-label-width="0.25in"/>
        <style:text-properties fo:font-family="'Courier New'" style:font-family-generic="modern" style:font-pitch="fixed"/>
      </text:list-level-style-bullet>
      <text:list-level-style-bullet text:level="4" text:style-name="WW8Num1z3" style:num-suffix="." text:bullet-char="">
        <style:list-level-properties text:space-before="1.5in" text:min-label-width="0.25in"/>
        <style:text-properties style:font-name="Wingdings"/>
      </text:list-level-style-bullet>
      <text:list-level-style-bullet text:level="5" text:style-name="WW8Num1z3" style:num-suffix="." text:bullet-char="">
        <style:list-level-properties text:space-before="2in" text:min-label-width="0.25in"/>
        <style:text-properties style:font-name="Wingdings"/>
      </text:list-level-style-bullet>
      <text:list-level-style-bullet text:level="6" text:style-name="WW8Num1z0" style:num-suffix="." text:bullet-char="">
        <style:list-level-properties text:space-before="2.5in" text:min-label-width="0.25in"/>
        <style:text-properties style:font-name="Symbol"/>
      </text:list-level-style-bullet>
      <text:list-level-style-bullet text:level="7" text:style-name="WW8Num1z2" style:num-suffix="." text:bullet-char="o">
        <style:list-level-properties text:space-before="3in" text:min-label-width="0.25in"/>
        <style:text-properties fo:font-family="'Courier New'" style:font-family-generic="modern" style:font-pitch="fixed"/>
      </text:list-level-style-bullet>
      <text:list-level-style-bullet text:level="8" text:style-name="WW8Num1z3" style:num-suffix="." text:bullet-char="">
        <style:list-level-properties text:space-before="3.5in" text:min-label-width="0.25in"/>
        <style:text-properties style:font-name="Wingdings"/>
      </text:list-level-style-bullet>
      <text:list-level-style-bullet text:level="9" text:style-name="WW8Num1z3"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Standard">
      <style:paragraph-properties fo:text-align="end" style:justify-single-word="false"/>
    </style:style>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291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pm1">
      <style:footer>
        <text:p text:style-name="P1"><text:s/><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WTemplate</dc:title>
    <meta:creation-date>2008-09-13T11:42:00</meta:creation-date>
    <dc:creator>Russ Olsen</dc:creator>
    <dc:date>2010-07-28T19:27:25</dc:date>
    <meta:print-date>2010-03-13T17:27:00</meta:print-date>
    <meta:editing-cycles>4</meta:editing-cycles>
    <meta:editing-duration>PT17M44S</meta:editing-duration>
    <meta:user-defined meta:name="Info 1"/>
    <meta:user-defined meta:name="Info 2"/>
    <meta:user-defined meta:name="Info 3"/>
    <meta:user-defined meta:name="Info 4"/>
    <meta:document-statistic meta:table-count="0" meta:image-count="0" meta:object-count="0" meta:page-count="6" meta:paragraph-count="89" meta:word-count="2143" meta:character-count="11909"/>
  </office:meta>
</office:document-meta>
</file>